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0529e" officeooo:paragraph-rsid="0010529e" style:font-weight-asian="bold" style:font-weight-complex="bold"/>
    </style:style>
    <style:style style:name="P2" style:family="paragraph" style:parent-style-name="Standard">
      <style:text-properties fo:font-weight="normal" officeooo:rsid="0010529e" officeooo:paragraph-rsid="0010529e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>
      <style:text-properties fo:font-weight="normal" officeooo:rsid="0010529e" officeooo:paragraph-rsid="0010529e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S DE JOIN</text:p>
      <text:p text:style-name="P2"/>
      <text:p text:style-name="P2"/>
      <text:p text:style-name="P5">No SQL, existem vários tipos de operações de join que permitem combinar registros de duas ou mais tabelas com base em uma condição relacionada. Aqui estão os principais tipos de joins disponíveis:</text:p>
      <text:list xml:id="list2507488087" text:style-name="L1">
        <text:list-item>
          <text:p text:style-name="P3"><text:span text:style-name="Strong_20_Emphasis">INNER JOIN</text:span>:</text:p>
          <text:list>
            <text:list-item>
              <text:p text:style-name="P4">Retorna apenas os registros que têm correspondência em ambas as tabelas.</text:p>
            </text:list-item>
            <text:list-item>
              <text:p text:style-name="P4">Exemplo: <text:span text:style-name="Source_20_Text">SELECT * FROM tabela1 INNER JOIN tabela2 ON tabela1.coluna = tabela2.coluna;</text:span></text:p>
            </text:list-item>
          </text:list>
        </text:list-item>
        <text:list-item>
          <text:p text:style-name="P3"><text:span text:style-name="Strong_20_Emphasis">LEFT JOIN (ou LEFT OUTER JOIN)</text:span>:</text:p>
          <text:list>
            <text:list-item>
              <text:p text:style-name="P4">Retorna todos os registros da tabela à esquerda (tabela1) e os registros correspondentes da tabela à direita (tabela2). Se não houver correspondência, os resultados da tabela à direita serão NULL.</text:p>
            </text:list-item>
            <text:list-item>
              <text:p text:style-name="P4">Exemplo: <text:span text:style-name="Source_20_Text">SELECT * FROM tabela1 LEFT JOIN tabela2 ON tabela1.coluna = tabela2.coluna;</text:span></text:p>
            </text:list-item>
          </text:list>
        </text:list-item>
        <text:list-item>
          <text:p text:style-name="P3"><text:span text:style-name="Strong_20_Emphasis">RIGHT JOIN (ou RIGHT OUTER JOIN)</text:span>:</text:p>
          <text:list>
            <text:list-item>
              <text:p text:style-name="P4">Retorna todos os registros da tabela à direita (tabela2) e os registros correspondentes da tabela à esquerda (tabela1). Se não houver correspondência, os resultados da tabela à esquerda serão NULL.</text:p>
            </text:list-item>
            <text:list-item>
              <text:p text:style-name="P4">Exemplo: <text:span text:style-name="Source_20_Text">SELECT * FROM tabela1 RIGHT JOIN tabela2 ON tabela1.coluna = tabela2.coluna;</text:span></text:p>
            </text:list-item>
          </text:list>
        </text:list-item>
        <text:list-item>
          <text:p text:style-name="P3"><text:span text:style-name="Strong_20_Emphasis">FULL JOIN (ou FULL OUTER JOIN)</text:span>:</text:p>
          <text:list>
            <text:list-item>
              <text:p text:style-name="P4">Retorna todos os registros quando há uma correspondência em uma das tabelas. Registros não correspondentes em ambas as tabelas serão preenchidos com NULL.</text:p>
            </text:list-item>
            <text:list-item>
              <text:p text:style-name="P4">Exemplo: <text:span text:style-name="Source_20_Text">SELECT * FROM tabela1 FULL JOIN tabela2 ON tabela1.coluna = tabela2.coluna;</text:span></text:p>
            </text:list-item>
          </text:list>
        </text:list-item>
        <text:list-item>
          <text:p text:style-name="P3"><text:span text:style-name="Strong_20_Emphasis">CROSS JOIN</text:span>:</text:p>
          <text:list>
            <text:list-item>
              <text:p text:style-name="P4">Retorna o produto cartesiano das duas tabelas, ou seja, cada linha de uma tabela é combinada com todas as linhas da outra tabela.</text:p>
            </text:list-item>
            <text:list-item>
              <text:p text:style-name="P4">Exemplo: <text:span text:style-name="Source_20_Text">SELECT * FROM tabela1 CROSS JOIN tabela2;</text:span></text:p>
            </text:list-item>
          </text:list>
        </text:list-item>
        <text:list-item>
          <text:p text:style-name="P3"><text:span text:style-name="Strong_20_Emphasis">SELF JOIN</text:span>:</text:p>
          <text:list>
            <text:list-item>
              <text:p text:style-name="P4">Um join de uma tabela com ela mesma. Útil para consultas hierárquicas ou comparações dentro da mesma tabela.</text:p>
            </text:list-item>
            <text:list-item>
              <text:p text:style-name="P3">Exemplo: <text:span text:style-name="Source_20_Text">SELECT a.coluna1, b.coluna2 FROM tabela a INNER JOIN tabela b ON a.coluna = b.coluna;</text:span></text:p>
            </text:list-item>
          </text:list>
        </text:list-item>
      </text:list>
      <text:p text:style-name="Text_20_body">Além desses, algumas implementações de SQL também suportam outros tipos de joins especializados, mas os mencionados acima são os mais comuns e amplamente usado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4:16:49.698616350</meta:creation-date>
    <dc:date>2024-05-23T14:17:40.719048221</dc:date>
    <meta:editing-duration>PT51S</meta:editing-duration>
    <meta:editing-cycles>1</meta:editing-cycles>
    <meta:document-statistic meta:table-count="0" meta:image-count="0" meta:object-count="0" meta:page-count="1" meta:paragraph-count="21" meta:word-count="307" meta:character-count="1859" meta:non-whitespace-character-count="1591"/>
    <meta:generator>LibreOffice/7.3.7.2$Linux_X86_64 LibreOffice_project/30$Build-2</meta:generator>
  </office:meta>
</office:document-meta>
</file>